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8.652in"/>
    </style:style>
    <style:style style:name="co3" style:family="table-column">
      <style:table-column-properties fo:break-before="auto" style:column-width="6.783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901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>
      <style:table-cell-properties fo:background-color="#808080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fo:background-color="#c0c0c0"/>
      <style:text-properties style:font-name="Liberation Sans"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/>
          <table:table-cell table:style-name="ce2" office:value-type="string">
            <text:p>6.5.1 Syntactic Classification of a Name According to Context</text:p>
          </table:table-cell>
          <table:table-cell table:style-name="ce4" office:value-type="string">
            <text:p>Addressed By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 name is syntactically classified as a PackageName in these contexts: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a package declaration (§7.4)</text:p>
          </table:table-cell>
          <table:table-cell office:value-type="string">
            <text:p>BSJ Parser packageDeclaration rul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 the left of the “.” in a qualified PackageName</text:p>
          </table:table-cell>
          <table:table-cell office:value-type="string">
            <text:p>QualifiedNameNodeImpl override of assertCategory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 name is syntactically classified as a TypeName in these contexts: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a single-type-import declaration (§7.5.1)</text:p>
          </table:table-cell>
          <table:table-cell office:value-type="string">
            <text:p>BSJ Parser importBody rule in "typeName" claus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 the left of the "." in a single static import (§7.5.3) declaration</text:p>
          </table:table-cell>
          <table:table-cell office:value-type="string">
            <text:p>BSJ Parser importBody rule in "'static' typeName" declaration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 the left of the "." in a static import-on-demand (§7.5.4) declaration</text:p>
          </table:table-cell>
          <table:table-cell office:value-type="string">
            <text:p>BSJ Parser importBody rule in "'static' typeName '.' '*'" declaration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 the left of the "&lt;" in a parameterized type (§4.5)</text:p>
          </table:table-cell>
          <table:table-cell office:value-type="string">
            <text:p>BSJ Parser classOrInterfaceType rul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an actual type argument list of a parameterized type</text:p>
          </table:table-cell>
          <table:table-cell office:value-type="string">
            <text:p>BSJ Parser classOrInterfaceType and typeArgument rules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an explicit actual type argument list in a generic method (§8.4.4) or constructor (§8.8.4) invocation</text:p>
          </table:table-cell>
          <table:table-cell office:value-type="string">
            <text:p>BSJ Parser typeQualifiedTypeArgumentMethodInvocation and typeArgument rules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an extends clause in a type variable declaration (§8.1.2)</text:p>
          </table:table-cell>
          <table:table-cell office:value-type="string">
            <text:p>BSJ Parser typeBound rul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an extends clause of a wildcard type argument (§4.5.1)</text:p>
          </table:table-cell>
          <table:table-cell office:value-type="string">
            <text:p>BSJ Parser typeArgument and referenceType rules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a super clause of a wildcard type argument (§4.5.1)</text:p>
          </table:table-cell>
          <table:table-cell office:value-type="string">
            <text:p>BSJ Parser typeArgument and referenceType rules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an extends clause in a class declaration (§8.1.4)</text:p>
          </table:table-cell>
          <table:table-cell office:value-type="string">
            <text:p>BSJ Parser normalClassDeclaration rul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an implements clause in a class declaration (§8.1.5)</text:p>
          </table:table-cell>
          <table:table-cell office:value-type="string">
            <text:p>BSJ Parser normalClassDeclaration and enumDeclaration rules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an extends clause in an interface declaration (§9.1.3)</text:p>
          </table:table-cell>
          <table:table-cell office:value-type="string">
            <text:p>BSJ Parser normalInterfaceDeclaration rul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fter the "@" sign in an annotation (§9.7)</text:p>
          </table:table-cell>
          <table:table-cell office:value-type="string">
            <text:p>BSJ Parser annotation rul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 a Type (or the part of a Type that remains after all brackets are deleted) in any of the following contexts: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 a field declaration (§8.3, §9.3)</text:p>
          </table:table-cell>
          <table:table-cell office:value-type="string">
            <text:p>BSJ Parser fieldDeclaration rul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result type of a method (§8.4, §9.4)</text:p>
          </table:table-cell>
          <table:table-cell office:value-type="string">
            <text:p>BSJ Parser methodReturnType and type rules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type of a formal parameter of a method or constructor (§8.4.1, §8.8.1, §9.4)</text:p>
          </table:table-cell>
          <table:table-cell office:value-type="string">
            <text:p>BSJ Parser ellipsisParameterDecl and normalParameterDecl rules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type of an exception that can be thrown by a method or constructor (§8.4.6, §8.8.5, §9.4)</text:p>
          </table:table-cell>
          <table:table-cell office:value-type="string">
            <text:p>BSJ Parser throwsClause rul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type of a local variable (§14.4)</text:p>
          </table:table-cell>
          <table:table-cell office:value-type="string">
            <text:p>BSJ Parser localVariableDeclaration rul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type of an exception parameter in a catch clause of a try statement (§14.20)</text:p>
          </table:table-cell>
          <table:table-cell office:value-type="string">
            <text:p>BSJ Parser catchClause and formalParameter rules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type in a class literal (§15.8.2)</text:p>
          </table:table-cell>
          <table:table-cell office:value-type="string">
            <text:p>BSJ Parser declaredClassLiteral rul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qualifying type of a qualified this expression (§15.8.4).</text:p>
          </table:table-cell>
          <table:table-cell office:value-type="string">
            <text:p>BSJ Parser thisClause rul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class type which is to be instantiated in an unqualified class instance creation expression (§15.9)</text:p>
          </table:table-cell>
          <table:table-cell office:value-type="string">
            <text:p>BSJ Parser unqualifiedClassInstantiation rule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s the direct superclass or direct superinterface of an anonymous class (§15.9.5) which is to be instantiated in an unqualified class instance creation expression (§15.9)</text:p>
          </table:table-cell>
          <table:table-cell office:value-type="string">
            <text:p>BSJ Parser unqualifiedClassInstantiation rul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element type of an array to be created in an array creation expression (§15.10)</text:p>
          </table:table-cell>
          <table:table-cell office:value-type="string">
            <text:p>BSJ Parser createdName rul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qualifying type of field access using the keyword super (§15.11.2)</text:p>
          </table:table-cell>
          <table:table-cell office:value-type="string">
            <text:p>BSJ Parser superFieldAccess rul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qualifying type of a method invocation using the keyword super (§15.12)</text:p>
          </table:table-cell>
          <table:table-cell office:value-type="string">
            <text:p>BSJ Parser superMethodInvocation rul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type mentioned in the cast operator of a cast expression (§15.16)</text:p>
          </table:table-cell>
          <table:table-cell office:value-type="string">
            <text:p>BSJ Parser castExpression rul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type that follows the instanceof relational operator (§15.20.2)</text:p>
          </table:table-cell>
          <table:table-cell office:value-type="string">
            <text:p>BSJ Parser instanceOfExpression rule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 name is syntactically classified as an ExpressionName in these contexts: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 the qualifying expression in a qualified superclass constructor invocation (§8.8.7.1)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 the qualifying expression in a qualified class instance creation expression (§15.9)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 the array reference expression in an array access expression (§15.13)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 a PostfixExpression (§15.14)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 the left-hand operand of an assignment operator (§15.26)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 name is syntactically classified as a MethodName in these contexts: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fore the “(” in a method invocation expression (§15.12)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 the left of the "=" sign in an annotation’s element value pair (§9.7)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 name is syntactically classified as a PackageOrTypeName in these contexts: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 the left of the “.” in a qualified TypeName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a type-import-on-demand declaration (§7.5.2)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 name is syntactically classified as an AmbiguousName in these contexts: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 the left of the “.” in a qualified ExpressionName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 the left of the “.” in a qualified MethodName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 the left of the “.” in a qualified AmbiguousName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the default value clause of an annotation type element declaration (§9.6)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 the right of an "=" in an an element value pair (§9.7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6.5.2 Reclassification of Contextually Ambiguous Name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 AmbiguousName is then reclassified as follows: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f the AmbiguousName is a simple name, consisting of a single Identifier: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If the Identifier appears within the scope (§6.3) of a local variable declaration (§14.4) or parameter declaration (§8.4.1, §8.8.1, §14.20) or field declaration (§8.3) with that name, then the AmbiguousName is reclassified as an ExpressionName.</text:p>
          </table:table-cell>
          <table:table-cell table:number-columns-repeated="102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Otherwise, if a field of that name is declared in the compilation unit (§7.3) containing the Identifier by a single-static-import declaration (§7.5.3), or by a static-import-on-demand declaration (§7.5.4) then the AmbiguousName is reclassified as an ExpressionName.</text:p>
          </table:table-cell>
          <table:table-cell table:number-columns-repeated="102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Otherwise, if the Identifier appears within the scope (§6.3) of a top level class (§8) or interface type declaration (§9), a local class declaration (§14.3) or member type declaration (§8.5, §9.5) with that name, then the AmbiguousName is reclassified as a TypeName.</text:p>
          </table:table-cell>
          <table:table-cell table:number-columns-repeated="1022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Otherwise, if a type of that name is declared in the compilation unit (§7.3) containing the Identifier, either by a single-type-import declaration (§7.5.1), or by a type-import-on-demand declaration (§7.5.2), or by a single-static-import declaration (§7.5.3), or by a static-import-on-demand declaration (§7.5.4), then the AmbiguousName is reclassified as a TypeName.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Otherwise, the AmbiguousName is reclassified as a PackageName. A later step determines whether or not a package of that name actually exists.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f the AmbiguousName is a qualified name, consisting of a name, a “.”, and an Identifier, then the name to the left of the “.” is first reclassified, for it is itself an AmbiguousName. There is then a choice:</text:p>
          </table:table-cell>
          <table:table-cell table:style-name="ce6"/>
          <table:table-cell table:number-columns-repeated="1021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If the name to the left of the “.” is reclassified as a PackageName, then if there is a package whose name is the name to the left of the “.” and that package contains a declaration of a type whose name is the same as the Identifier, then this AmbiguousName is reclassified as a TypeName. Otherwise, this AmbiguousName is reclassified as a PackageName. A later step determines whether or not a package of that name actually exists.</text:p>
          </table:table-cell>
          <table:table-cell table:number-columns-repeated="1022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If the name to the left of the “.” is reclassified as a TypeName, then if the Identifier is the name of a method or field of the type denoted by TypeName, this AmbiguousName is reclassified as an ExpressionName. Otherwise, if the Identifier is the name of a member type of the type denoted by TypeName, this AmbiguousName is reclassified as a TypeName. Otherwise, a compile-time error results.</text:p>
          </table:table-cell>
          <table:table-cell table:number-columns-repeated="1022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f the name to the left of the “.” is reclassified as an ExpressionName, then let T be the type of the expression denoted by ExpressionName. If the Identifier is the name of a method or field of the type denoted by T, this AmbiguousName is reclassified as an ExpressionName. Otherwise, if the Identifier is the name of a member type (§8.5, §9.5) of the type denoted by T, then this AmbiguousName is reclassified as a TypeName. Otherwise, a compile-time error results.</text:p>
          </table:table-cell>
          <table:table-cell table:number-columns-repeated="102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6">02/16/2010</text:date>, <text:time>21:0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3H34M23S</meta:editing-duration>
    <meta:editing-cycles>26</meta:editing-cycles>
    <meta:generator>OpenOffice.org/3.1$Linux OpenOffice.org_project/310m19$Build-9420</meta:generator>
    <dc:date>2010-02-16T21:04:38</dc:date>
    <meta:document-statistic meta:table-count="3" meta:cell-count="157" meta:object-count="0"/>
    <meta:user-defined meta:name="Info 1"/>
    <meta:user-defined meta:name="Info 2"/>
    <meta:user-defined meta:name="Info 3"/>
    <meta:user-defined meta:name="Info 4"/>
  </office:meta>
</office:document-meta>
</file>